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2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189?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udaism--History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9</text:p>
      <text:p text:style-name="P6">Number of Sheets<text:tab/><text:tab/><text:tab/><text:tab/>4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Gersonides, Job, Solomon Munk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3">S. MORAIS,/</text:p>
      <text:p text:style-name="P3">546 N. FIFTH STREET./</text:p>
      <text:p text:style-name="P4">PHILADELPHIA, <text:s/>189/</text:p>
      <text:p text:style-name="P4"/>
      <text:p text:style-name="P3">[Front Cover]</text:p>
      <text:p text:style-name="P2">Post Biblical/</text:p>
      <text:p text:style-name="P2">59/</text:p>
      <text:p text:style-name="P2"/>
      <text:p text:style-name="P3">[Page 1]</text:p>
      <text:p text:style-name="P3">When I undertook to <text:span text:style-name="T2">offer to view</text:span><text:span text:style-name="T4"> sketch out </text:span><text:span text:style-name="T2">line</text:span><text:span text:style-name="T4"> the/ writings of Levi son of Gerson, or Gersonides,/ my intention was to be as brief about them,/ as I usually am, when treating post-Biblical/ subjects, but the dari</text:span><text:span text:style-name="T2">g</text:span><text:span text:style-name="T4">ngness displayed by/ that French Israelite in his principal work,/ prevented my dismissing him with merely a few words./ <text:s/>I have already explained how irreconcilable/ with our accepted belief in immortality are his/ philosophical notions; how absurd is his credulity/ in dreams and divinations; how falsely the/ author argues to prove that God possesses a/ general and not a specific knowledge of/ what happens in the world which He created./ <text:s/>Now: the fourth treatise of </text:span><text:span text:style-name="T5">Michamoth Ha shem</text:span><text:span text:style-name="T6">/ "the battles of the Lord," consisting of seven chapters,/ may be regarded as a sequel to the third treatise, for,/ if it be true, that only national and communal/ affairs fall under the consideration of the Most/ High, it logically follows that special Providence/</text:span></text:p>
      <text:p text:style-name="P3"><text:span text:style-name="T6"/></text:p>
      <text:p text:style-name="P3"><text:soft-page-break/><text:span text:style-name="T6">[Page 2]</text:span></text:p>
      <text:p text:style-name="P3"><text:span text:style-name="T6">does not exist. <text:s/>And such is in fact, the opinion/ which Gersonides entertains. <text:s/></text:span><text:span text:style-name="T3">According to him,</text:span><text:span text:style-name="T6"> He contends that/ man is too insignificant that the Omnipotent/ Lord should deign to </text:span><text:span text:style-name="T3">mark out</text:span><text:span text:style-name="T6"> notice his good or/ evil doings. <text:s/>But our writer forgot that/ society is simply a collective body of separate persons,/ just as a single family is an aggregate of/ a few individuals. <text:s/>As in other in-/-stances, so here the writer appeals to the Bible/ for support, but his quotations openly refutes/ him. <text:s/>In imitation of Maimonides who, in/ his </text:span><text:span text:style-name="T5">More Nebuchim</text:span><text:span text:style-name="T6">--"A guide to the perplexed"/ devoted some thoughts to the book of Job, pre-/-senting the various theories, which, according/ to his judgment, were discussed by the per-/-sonages figuring in its pages, Gersonides dwells/ at some length on that splendid didactic/ poem. <text:s/>Referring to a commentary which he/ had written upon it, he </text:span><text:span text:style-name="T3">pretends</text:span><text:span text:style-name="T6"> reasserts that Job/ denied God's inspection of every man's con-/duct, while the very contrary is the truth./</text:span></text:p>
      <text:p text:style-name="P3"><text:span text:style-name="T6"/></text:p>
      <text:p text:style-name="P3"><text:span text:style-name="T6">[Page 3]</text:span></text:p>
      <text:p text:style-name="P3"><text:span text:style-name="T6">In that grand volume, which adorns our Bible, the principal actor,/ smarting under dire sufferings, complains that/ God has made him the incessant </text:span><text:span text:style-name="T3">target</text:span><text:span text:style-name="T6"> aim of/ Divine arrows, as we read: "If I have sinned,/ what harm have <text:s/>Idone unto Thee, O Keeper of/ man, why hast Thou set me a mark for Thee,/ so that I am a burden to myself?" <text:s/>And not/ once, but often the same idea of God's watch-/-fulness over each individual is brought forward./ <text:s/>For example: "Life and favor Thou hadst granted/ me and Thy care preserved my spirit." <text:s/>And again as a rebuttal to the accusations of incredulity by one of his visitors, Job said:/ "Ask now the beasts and they will teach thee, the/ fishes of the sea and they will tell thee. <text:s/>Who does/ not know </text:span><text:span text:style-name="T3">among</text:span><text:span text:style-name="T6"> through those things, that the hand of/ the Lord has wrought this. <text:s/>In whose hand is the/ soul of all living, and the spirit of every human/ creature?" <text:s/>No: Job's lament was not that/ God is mindless of man's doings, but that the/ </text:span><text:span text:style-name="T3">good actions</text:span><text:span text:style-name="T6"> virtues which he had performed were/ insufficient to declare him pure in the sight of the/</text:span></text:p>
      <text:p text:style-name="P3"><text:span text:style-name="T6"/></text:p>
      <text:p text:style-name="P3"><text:span text:style-name="T6">[Page 4]</text:span></text:p>
      <text:p text:style-name="P3"><text:span text:style-name="T6">all perfect God, who counted his every step./ <text:s/></text:span><text:span text:style-name="T3">On the other hand</text:span><text:span text:style-name="T6"> But Job's interlocutors in order to defend the Lord,/ charged the sufferer with sins and crimes, which/ he knew not to have committed. <text:s/></text:span><text:span text:style-name="T3">But</text:span><text:span text:style-name="T6">/ Gersonides </text:span><text:span text:style-name="T3">was</text:span><text:span text:style-name="T6"> too on his part, misrepresented Job. <text:s/>As an expert in misapplying/ Bible and Talmud, </text:span><text:span text:style-name="T3">and</text:span><text:span text:style-name="T6"> he made a liberal/ use of both to carry out his preconceived/ notions. <text:s/>To us however, who discard a medieval/ philosophy, built upon rickety foundations,/ which time has overthrown, Scriptures and/ traditions read </text:span><text:span text:style-name="T3">just</text:span><text:span text:style-name="T6"> precisely as the context shows./ <text:s/>We believe with the inspired moralist that/ "the upright man" is requited on earth and more so the/ wicked and sinner," and we agree with Rabbi/ Akiba, that we possess freedom of will and the/ larger or smaller extent of our deeds is impart-/-ially weighted. <text:s/>Were it otherwise, prayers and/ penance and penitence, recommended as our atone-/-ment, would be futile and absurd. <text:s/>We let/ Gersonides and the speculative philosophers of/ the Middle ages fancy that only by means of an/</text:span></text:p>
      <text:p text:style-name="P3"><text:span text:style-name="T6"/></text:p>
      <text:p text:style-name="P3"><text:span text:style-name="T6">[Page 5]</text:span></text:p>
      <text:p text:style-name="P3"><text:span text:style-name="T6">"active intelligence" [Hebrew], man may forcibly draw/ down upon him God's special</text:span><text:span text:style-name="T3">l</text:span><text:span text:style-name="T6"> Providence. <text:s/>We/ reject that doctrine as unscriptural, unrabbinical/ and unjust, and we hold that "from heaven the/ Lord looks; He beholds all the children of man. <text:s/>From /the place of His habitation he watches all the inhabitants/ of the earth. <text:s/>He that fashions the hearts of them all,/ considers all their works". <text:s/>The/ fifth treatise of </text:span><text:span text:style-name="T5">Milhamoth Ha-shem</text:span><text:span text:style-name="T6">--and the most/ important--has not come down to posterity, in its print-/-ed form, </text:span><text:span text:style-name="T3">entirely</text:span><text:span text:style-name="T6"> as originally composed. <text:s/>We may regret that what/ has deservedly won for the author an imperishable/ renown among real scholars, the editor saw fit/ to omit. <text:s/>Gersonides was confessedly an astronomer./ <text:s/>He is credited with having invented a magnifying/ instrument of exceeding value. <text:s/>The famous/ Reuchlin, the friend of Hebrew literature, the ency-/-clopedic Pico della Mrandola, Pope Clemens VI, even/ the great Kepler studied what the French Jew/ </text:span><text:span text:style-name="T3">of</text:span><text:span text:style-name="T6"> in the XIV century wrote </text:span><text:span text:style-name="T3">on</text:span><text:span text:style-name="T6"> about </text:span><text:soft-page-break/><text:span text:style-name="T6">the starry sky./</text:span></text:p>
      <text:p text:style-name="P3"><text:span text:style-name="T6"/></text:p>
      <text:p text:style-name="P3"><text:span text:style-name="T6">[Page 6]</text:span></text:p>
      <text:p text:style-name="P3"><text:span text:style-name="T6">The very meritorious Solomon Munk assures/ us that in the royal library at Paris, ma-/-nuscript copies of the missing section of the/ work exist--probably with a Latin translation--but/ Jacob Mercaria, who first published the book/ at Riva di Frento in 1560, left out a prominent/ part of the fifth treatise, considering it foreign/ to the main subject. <text:s/>That treatise, as/ now in our possession, is divided into three sections./ <text:s/>They speak of the planets and their influence on/ human affairs, </text:span><text:span text:style-name="T3">as believed in his</text:span><text:span text:style-name="T6"> according to the universal belief of the time. <text:s/>But recog-/-nizing that Gersonides did not rise above the errors/ of the age in which he lived, we cannot deny/ him a marvellous[sic!] knowledge of science. <text:s/>In his/ fifth treatise he exhibits it stupendously, when treat-/-ing of the causes which produce the sun's heat, of/ those which keeps the moon cold, though/ reflecting its light; when describing the fixed/ stars, and </text:span><text:span text:style-name="T3">the planets</text:span><text:span text:style-name="T6"> celestial bodies, moving in their orbits through/ the measureless space. <text:s/>And he rises aloft/ when from the wonders of creation, he turns/</text:span></text:p>
      <text:p text:style-name="P3"><text:span text:style-name="T6"/></text:p>
      <text:p text:style-name="P3"><text:span text:style-name="T6">[Page 7]</text:span></text:p>
      <text:p text:style-name="P3"><text:span text:style-name="T6">his thoughts to the Almighty Creator./ <text:s/>With a depth and erudition simply amazing/ he sets to view what Greek and Arabian thinkers/ have written in their attempt to define the Prime/ Mover of </text:span><text:span text:style-name="T3">the</text:span><text:span text:style-name="T6"> boundless </text:span><text:span text:style-name="T3">Universe</text:span><text:span text:style-name="T6"> worlds, and he arrives/ at the conclusion that God is the source of unalloyed glad-/-ness, </text:span><text:span text:style-name="T3">to worlds</text:span><text:span text:style-name="T6"> even as the psalmist declares it. <text:s/>"In/ Thy presence there is fullness of joy. <text:s/>At Thy right hand/ then are pleasures for evermore," and as the Sages/ say "Joy abides in His habitation."/</text:span></text:p>
      <text:p text:style-name="P3"><text:span text:style-name="T6">The sixth and last treatise of </text:span><text:span text:style-name="T5">Milhamoth Ha-shem</text:span><text:span text:style-name="T6">/ divided in two parts--the first containing twenty/ nine chapters and the second fourteen--is a/ most profound disquisition on the creation of/ heaven and earth, and on the duration of time./ <text:s/>The boldness of the author surpasses all limits,/ when judged from a Jewish stand-point. <text:s/>Mai-/monides who in his undue deference to Aristotle,/ declared the Greek philosopher second to none,/ except our inspired prophets, still opposed the/ Stagirite in the idea that the world had existed/</text:span></text:p>
      <text:p text:style-name="P3"><text:span text:style-name="T6"/></text:p>
      <text:p text:style-name="P3"><text:span text:style-name="T6">[Page 8]</text:span></text:p>
      <text:p text:style-name="P3"><text:span text:style-name="T6">always, and he reasoned against it logically/ and religiously with more than usual force/ and </text:span><text:span text:style-name="T3">acuteness</text:span><text:span text:style-name="T6"> acumen. <text:s/>Gersonides, servile to the opinion/ of Averr</text:span><text:span text:style-name="T7">ö</text:span><text:span text:style-name="T6">es, could not summon the courage to rise/ against the Arabian philosopher. <text:s/>Unable/ to explain away what is as clear as noon-day,/ namely, that Judaism points to a sovereign/ wisdom whence all above and around us emanated,/ as we read "For He spoke, and it was, He com-/-manded and it stood fast," the French Jew ad-/-vances this preposterous notion. <text:s/>Eternal mat-/-ter, out of which the universe was moulded, did/ exist, but it was so very imperceptibly thin, that/ we may consider it as if not existing. <text:s/>And actuated, by that unscripturial impression,/ he undertakes to dissect the first chapter/ of Genesis with a scalpel so sharp edged, that,/ a physician as he was, he never could have/ handled in his anatomical operations. <text:s/>Not/ content with wresting Biblical passages/ from their true meaning, he strains Rab-/-binical sayings into an impossible con-/-struction. <text:s/>Then, nothing daunted,/</text:span></text:p>
      <text:p text:style-name="P3"><text:span text:style-name="T6"/></text:p>
      <text:p text:style-name="P3"><text:span text:style-name="T6">[Page 9]</text:span></text:p>
      <text:p text:style-name="P3"><text:span text:style-name="T6">he proceeds to define prophetism, and/ ventures so far as to surmise that some con-/-trivance, like modern spiritualism, may have/ been applied to in certain miraculous events nar-/-rated in Holy Writ. <text:s/>Indeed, when we read/ the principal work of Gersonides, we/ have just cause to lament the waste of time of/ which the author, and a number of his Hebrew/ predecessors and contemporaries were guilty./ <text:s/>In their endeavour to reconcile Mosaism with/ a current philosophy which cameleon-like[sic!] has/ changed its colours in every age, they wrote/ what has largely served to confuse the simple-/-hearted and lead the waverers away from the Law/ and traditions. <text:s/>If Gersonides, who had commented/ and </text:span><text:soft-page-break/><text:span text:style-name="T6">philosophised on the book of Job, had in-/-terpreted it correctly, he would agreed[sic!] with the/ last conclusion of the great Eastern patriarch:/ "Behold the fear of the Lord, that is wisdom,/ and to depart from evil, that is understand-/-ing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3:13:45.75</meta:creation-date>
    <meta:document-statistic meta:table-count="0" meta:image-count="0" meta:object-count="0" meta:page-count="5" meta:paragraph-count="86" meta:word-count="1715" meta:character-count="10704"/>
    <dc:date>2013-01-14T14:09:33.06</dc:date>
    <meta:editing-duration>PT7M16S</meta:editing-duration>
    <meta:editing-cycles>1</meta:editing-cycles>
    <meta:generator>OpenOffice.org/3.4.1$Win32 OpenOffice.org_project/341m1$Build-9593</meta:generator>
  </office:meta>
</office:document-meta>
</file>